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5)">
            <text:p>sn(15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4">
            <text:p>4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3">
            <text:p>3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3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2T09:35:12.8">
            <text:p>2020/3/22 9:35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2cm" draw:caption-point-x="-1.353cm" draw:caption-point-y="2.4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25)">
            <text:p>sn(2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5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5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5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22T09:35:12.9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83cm" draw:caption-point-x="-1.353cm" draw:caption-point-y="2.44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22T09:35:13.16">
            <text:p>2020/3/22 9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8cm" draw:caption-point-x="-1.353cm" draw:caption-point-y="2.4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2T09:35:13.28">
            <text:p>2020/3/22 9:35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2cm" draw:caption-point-x="-1.353cm" draw:caption-point-y="2.4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25)">
            <text:p>sn(2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2T09:35:13.39">
            <text:p>2020/3/22 9:3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25)">
            <text:p>sn(2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22T09:35:13.47">
            <text:p>2020/3/22 9:3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22T09:35:13.55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2T09:35:13.66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5)">
            <text:p>sn(2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2T09:35:13.74">
            <text:p>2020/3/22 9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cm" draw:caption-point-x="-1.353cm" draw:caption-point-y="2.2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22T09:35:13.85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25)">
            <text:p>sn(2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22T09:35:13.95">
            <text:p>2020/3/22 9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cm" draw:caption-point-x="-1.353cm" draw:caption-point-y="2.23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2020/03/22</text:date>, <text:time>09:3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2T09:35:12.23</dc:date>
    <dc:creator>iwabuchi ken</dc:creator>
    <meta:editing-duration>P7DT21H10M53S</meta:editing-duration>
    <meta:editing-cycles>752</meta:editing-cycles>
    <meta:generator>OpenOffice/4.1.3$Win32 OpenOffice.org_project/413m1$Build-9783</meta:generator>
    <meta:document-statistic meta:table-count="11" meta:cell-count="4752" meta:object-count="0"/>
    <meta:user-defined meta:name="sheets-banding"/>
    <meta:user-defined meta:name="sheets-original-selection"/>
  </office:meta>
</office:document-meta>
</file>